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mulation Time Points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56" calcext:value-type="float">
            <text:p>12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65" calcext:value-type="float">
            <text:p>164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592" calcext:value-type="float">
            <text:p>205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43" calcext:value-type="float">
            <text:p>245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459" calcext:value-type="float">
            <text:p>284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418" calcext:value-type="float">
            <text:p>32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289" calcext:value-type="float">
            <text:p>362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166" calcext:value-type="float">
            <text:p>401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998" calcext:value-type="float">
            <text:p>439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927" calcext:value-type="float">
            <text:p>479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826" calcext:value-type="float">
            <text:p>518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673" calcext:value-type="float">
            <text:p>556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587" calcext:value-type="float">
            <text:p>595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508" calcext:value-type="float">
            <text:p>635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7393" calcext:value-type="float">
            <text:p>673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1325" calcext:value-type="float">
            <text:p>713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248" calcext:value-type="float">
            <text:p>752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9201" calcext:value-type="float">
            <text:p>792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3234" calcext:value-type="float">
            <text:p>832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7141" calcext:value-type="float">
            <text:p>871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034" calcext:value-type="float">
            <text:p>910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4970" calcext:value-type="float">
            <text:p>949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8902" calcext:value-type="float">
            <text:p>989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849" calcext:value-type="float">
            <text:p>1028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6743" calcext:value-type="float">
            <text:p>1067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0736" calcext:value-type="float">
            <text:p>1107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646" calcext:value-type="float">
            <text:p>1146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8568" calcext:value-type="float">
            <text:p>11856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2520" calcext:value-type="float">
            <text:p>1225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6445" calcext:value-type="float">
            <text:p>1264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0406" calcext:value-type="float">
            <text:p>130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4372" calcext:value-type="float">
            <text:p>13437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8256" calcext:value-type="float">
            <text:p>1382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2253" calcext:value-type="float">
            <text:p>1422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6251" calcext:value-type="float">
            <text:p>1462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0134" calcext:value-type="float">
            <text:p>1501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4050" calcext:value-type="float">
            <text:p>1540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952" calcext:value-type="float">
            <text:p>15795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1915" calcext:value-type="float">
            <text:p>1619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5839" calcext:value-type="float">
            <text:p>1658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9760" calcext:value-type="float">
            <text:p>1697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3734" calcext:value-type="float">
            <text:p>17373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7689" calcext:value-type="float">
            <text:p>1776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1642" calcext:value-type="float">
            <text:p>18164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5597" calcext:value-type="float">
            <text:p>1855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9598" calcext:value-type="float">
            <text:p>1895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3579" calcext:value-type="float">
            <text:p>193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1:57:55.109543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48:37.339798306</meta:creation-date>
    <dc:date>2018-09-17T12:06:33.241440445</dc:date>
    <meta:editing-duration>PT9M29S</meta:editing-duration>
    <meta:editing-cycles>2</meta:editing-cycles>
    <meta:generator>LibreOffice/5.1.6.2$Linux_X86_64 LibreOffice_project/10m0$Build-2</meta:generator>
    <meta:document-statistic meta:table-count="1" meta:cell-count="114" meta:object-count="0"/>
  </office:meta>
</office:document-meta>
</file>